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list-style-name="">
      <style:paragraph-properties fo:text-align="start" style:justify-single-word="false" style:text-autospace="none"/>
      <style:text-properties style:font-name="CourierNewPSMT" fo:font-size="9.5pt" style:font-name-asian="CourierNewPSMT" style:font-size-asian="9.5pt" style:font-name-complex="CourierNewPSMT" style:font-size-complex="9.5pt"/>
    </style:style>
    <style:style style:name="P3" style:family="paragraph" style:parent-style-name="Standard" style:list-style-name="">
      <style:paragraph-properties style:text-autospace="none"/>
      <style:text-properties style:font-name="CourierNewPSMT" fo:font-size="9.5pt" style:font-name-asian="CourierNewPSMT" style:font-size-asian="9.5pt" style:font-name-complex="CourierNewPSMT" style:font-size-complex="9.5pt"/>
    </style:style>
    <style:style style:name="P4" style:family="paragraph" style:parent-style-name="Standard">
      <style:paragraph-properties fo:line-height="150%"/>
      <style:text-properties style:font-name="CourierNewPSMT" fo:font-size="9.5pt" style:font-name-asian="CourierNewPSMT" style:font-size-asian="9.5pt" style:font-name-complex="CourierNewPSMT" style:font-size-complex="9.5pt"/>
    </style:style>
    <style:style style:name="P5" style:family="paragraph" style:parent-style-name="Standard" style:list-style-name="">
      <style:paragraph-properties fo:text-align="start" style:justify-single-word="false" style:text-autospace="none"/>
      <style:text-properties style:font-name="DAAAAA+DejaVuSansMono" fo:font-size="10pt" style:font-name-asian="DAAAAA+DejaVuSansMono" style:font-size-asian="10pt" style:font-name-complex="DAAAAA+DejaVuSansMono" style:font-size-complex="10pt"/>
    </style:style>
    <style:style style:name="P6" style:family="paragraph" style:parent-style-name="Text_20_body">
      <style:paragraph-properties fo:line-height="150%"/>
    </style:style>
    <style:style style:name="P7" style:family="paragraph" style:parent-style-name="Text_20_body">
      <style:paragraph-properties fo:line-height="150%"/>
      <style:text-properties style:font-name="SQNKOI+CMTT9" fo:font-size="9pt" style:font-name-asian="SQNKOI+CMTT9" style:font-size-asian="9pt" style:font-name-complex="SQNKOI+CMTT9" style:font-size-complex="9pt"/>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line-height="150%" fo:text-indent="0cm" style:auto-text-indent="fals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CAAAAA+TimesNewRomanPSMT" fo:font-size="12pt" style:font-name-asian="CAAAAA+TimesNewRomanPSMT" style:font-size-asian="12pt" style:font-name-complex="CAAAAA+TimesNewRomanPSMT" style:font-size-complex="12pt"/>
    </style:style>
    <style:style style:name="T3" style:family="text">
      <style:text-properties style:font-name="SQNKOI+CMTT9"/>
    </style:style>
    <style:style style:name="T4" style:family="text">
      <style:text-properties fo:font-size="9pt"/>
    </style:style>
    <style:style style:name="T5" style:family="text">
      <style:text-properties style:font-name-asian="SQNKOI+CMTT9"/>
    </style:style>
    <style:style style:name="T6" style:family="text">
      <style:text-properties style:font-size-asian="9pt"/>
    </style:style>
    <style:style style:name="T7" style:family="text">
      <style:text-properties style:font-name-complex="SQNKOI+CMTT9"/>
    </style:style>
    <style:style style:name="T8" style:family="text">
      <style:text-properties style:font-size-complex="9pt"/>
    </style:style>
    <style:style style:name="T9" style:family="text">
      <style:text-properties style:font-name="DAAAAA+DejaVuSansMono"/>
    </style:style>
    <style:style style:name="T10" style:family="text">
      <style:text-properties style:font-name="DAAAAA+DejaVuSansMono" fo:font-size="10pt" style:font-name-asian="DAAAAA+DejaVuSansMono" style:font-size-asian="10pt" style:font-name-complex="DAAAAA+DejaVuSansMono" style:font-size-complex="10pt"/>
    </style:style>
    <style:style style:name="T11" style:family="text">
      <style:text-properties fo:font-size="10pt"/>
    </style:style>
    <style:style style:name="T12" style:family="text">
      <style:text-properties style:font-name-asian="DAAAAA+DejaVuSansMono"/>
    </style:style>
    <style:style style:name="T13" style:family="text">
      <style:text-properties style:font-size-asian="10pt"/>
    </style:style>
    <style:style style:name="T14" style:family="text">
      <style:text-properties style:font-name-complex="DAAAAA+DejaVuSansMono"/>
    </style:style>
    <style:style style:name="T15"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0">\section{Introduction}</text:span></text:p>
      <text:p text:style-name="P9">Inter-process communications (IPC) among various desktop software components enable them to talk to each other and exchange data, messages or request of services. Technological advancements in computer and communication systems now allow robotic researchers to set-up and conduct experiments on multi-robot systems (MRS) from desktop PCs. Many compelling reasons, including open licensing model, availability of open-source tools for almost free of cost, community support etc., make Linux as an ideal operating system for MRS research. However the integration of heterogeneous software components in Linux desktop becomes a challenging issue, particularly when each robot-control software needs sensory and other data input from various other software components (e.g. pose data from a tracker server, task information from a task server etc.). </text:p>
      <text:p text:style-name="P9">Traditional IPC solutions in a standard Linux desktop, e.g. pipes, sockets, X atoms, shared memory, temporary files etc. (hereafter called {\em traditional IPCs}), are too heterogeneous to meet the demand of a dynamic software system \cite{Wittenburg2005}. On the other hand, complex and heavy IPC like CORBA fails to integrate into a development tool-chain efficiently. They also require a steep learning curve due to their complex implementations. Besides, the failure of Desktop Communication Protocol (DCOP) in system-wide integration and interoperability issues encouraged the development of the D-Bus message bus system (D-Bus for short).</text:p>
      <text:p text:style-name="P9">%%</text:p>
      <text:p text:style-name="P9">In MRS research context, we have found that traditional IPCs fail to support the important requirements of IPC among several heterogeneous software components. Firstly, real-time support in IPC is critical for connecting time-critical control applications. For example, a multi-robot tracking system (MRTS) can share robot pose information with a robot-controller client (RCC) though shared memory (SHM). This pose information can be used to help navigating a robot in real-time. However if MRTS crashes and stops writing new pose information into the SHM, RCC has no default mechanism to know that SHM data is outdated. Some form of reference counting mechanism can be used to overcome this issue, but that makes the implementation of RCC complicated and error-prone. Secondly, IPC must be scalable so that adding more software components in the information sharing game does not affect the overall system performance. But clearly this can not be achieved through SHM or temporary files as the access to computer memory and disk space is costly and time consuming. Thirdly, IPC should be flexible and compatible enough to allow existing software components to join with newly developed components in the information sharing without much difficulties. Again existing IPC mechanisms, e.g. SHM, pipes etc., are too static and rigid to be integrated with existing software components. Besides, <text:soft-page-break/>incompatibility often arises among different applications written in different programming languages with different semantics of IPC. Fourthly, IPC should be robust, fault-tolerant and loosely coupled so that if one ceases to work others can still continue to work without strange runtime exceptions. Finally IPC can be implemented simply and efficiently in any modern high level programming languages, e.g., C/C++, Java, Python etc. Practically this is very important since IPC will be required in many places of code and application programmers have little time to look inside the detail implementation of any IPC.\\</text:p>
      <text:p text:style-name="P9">%%</text:p>
      <text:p text:style-name="P9">Here we present a scalable and distributed multi-robot control architecture built upon D-Bus IPC. D-Bus IPC works asynchronously in real-time. It has virtually no limit how many software components participate in information sharing. In fact, to the best of our knowledge, the performance of D-Bus daemon does not vary if the number of participating software components varies. In this paper we have shown that by using only the signalling interfaces, SwisTrack \cite{}, an open-source multi-robot tracking tool can be integrated with our multi-robot control framework. All software components are loosely coupled and unlike traditional IPCs, one does not depend on another for setting up and shutting down IPC infrastructure. For example, in case of SHM one software component explicitly needs to set-up and clean-up SHM spaces. In case of D-Bus any software component can join and leave in the information sharing process at any time. Each component implements its own fall-back strategy if desired information from another IPC is unavailable at any time. Based on a thin C API, D-Bus also provides many binding in common programming languages. In this work we use Python-DBus, Python binding for D-Bus, that provide us a very clean and efficient IPC mechanism.<office:annotation><dc:date>2010-04-16T18:43:16</dc:date><text:p>&lt;!--EndFragment--&gt;</text:p></office:annotation></text:p>
      <text:p text:style-name="P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AAAA+TimesNewRomanPS-BoldMT" svg:font-family="BAAAAA+TimesNewRomanPS-BoldMT"/>
    <style:font-face style:name="CAAAAA+TimesNewRomanPSMT" svg:font-family="CAAAAA+TimesNewRomanPSMT"/>
    <style:font-face style:name="OpenSymbol" svg:font-family="OpenSymbol"/>
    <style:font-face style:name="SQNKOI+CMTT9" svg:font-family="SQNKOI+CMTT9"/>
    <style:font-face style:name="TimesNewRomanPSMT" svg:font-family="TimesNewRomanPSMT" style:font-family-generic="roman"/>
    <style:font-face style:name="DAAAAA+DejaVuSansMono" svg:font-family="DAAAAA+DejaVuSansMono" style:font-family-generic="swiss"/>
    <style:font-face style:name="DejaVu Sans" svg:font-family="'DejaVu Sans'" style:font-family-generic="swiss"/>
    <style:font-face style:name="DejaVu Sans Mono" svg:font-family="'DejaVu Sans Mono'" style:font-family-generic="modern" style:font-pitch="fixed"/>
    <style:font-face style:name="CourierNewPSMT" svg:font-family="CourierNewPSMT" style:font-family-generic="roma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mar </meta:initial-creator>
    <meta:creation-date>2010-04-03T12:59:15</meta:creation-date>
    <meta:generator>OpenOffice.org/3.1$Linux OpenOffice.org_project/310m19$Build-9420</meta:generator>
    <dc:date>2010-04-16T18:44:47</dc:date>
    <dc:creator>Omar </dc:creator>
    <meta:editing-duration>PT43H29M37S</meta:editing-duration>
    <meta:editing-cycles>25</meta:editing-cycles>
    <meta:document-statistic meta:table-count="0" meta:image-count="0" meta:object-count="0" meta:page-count="2" meta:paragraph-count="7" meta:word-count="717" meta:character-count="4789"/>
  </office:meta>
</office:document-meta>
</file>